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Digikey</text:p>
          </table:table-cell>
          <table:table-cell office:value-type="string">
            <text:p>Digikey Alternate Piec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7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8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15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6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7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8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9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0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1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2</text:p>
          </table:table-cell>
          <table:table-cell office:value-type="string">
            <text:p>1u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  <table:table-cell/>
        </table:table-row>
        <table:table-row table:style-name="ro2">
          <table:table-cell office:value-type="string">
            <text:p>C23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  <table:table-cell/>
        </table:table-row>
        <table:table-row table:style-name="ro2">
          <table:table-cell office:value-type="string">
            <text:p>C24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  <table:table-cell/>
        </table:table-row>
        <table:table-row table:style-name="ro2">
          <table:table-cell office:value-type="string">
            <text:p>D1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2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3</text:p>
          </table:table-cell>
          <table:table-cell office:value-type="string">
            <text:p>POWER_1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4</text:p>
          </table:table-cell>
          <table:table-cell office:value-type="string">
            <text:p>POWER_2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5</text:p>
          </table:table-cell>
          <table:table-cell office:value-type="string">
            <text:p>POWER_3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6</text:p>
          </table:table-cell>
          <table:table-cell office:value-type="string">
            <text:p>POWER_4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7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8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10</text:p>
          </table:table-cell>
          <table:table-cell office:value-type="string">
            <text:p>V_IN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1</text:p>
          </table:table-cell>
          <table:table-cell office:value-type="string">
            <text:p>V_GATES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2</text:p>
          </table:table-cell>
          <table:table-cell office:value-type="string">
            <text:p>3V3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MF-R1100</text:p>
          </table:table-cell>
          <table:table-cell office:value-type="string">
            <text:p>RGEF1100-ND</text:p>
          </table:table-cell>
          <table:table-cell/>
        </table:table-row>
        <table:table-row table:style-name="ro2">
          <table:table-cell office:value-type="string">
            <text:p>F2</text:p>
          </table:table-cell>
          <table:table-cell office:value-type="string">
            <text:p>FUSE</text:p>
          </table:table-cell>
          <table:table-cell office:value-type="string">
            <text:p>MF-R500</text:p>
          </table:table-cell>
          <table:table-cell office:value-type="string">
            <text:p>MF-R500-ND</text:p>
          </table:table-cell>
          <table:table-cell/>
        </table:table-row>
        <table:table-row table:style-name="ro2">
          <table:table-cell office:value-type="string">
            <text:p>J1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5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6</text:p>
          </table:table-cell>
          <table:table-cell office:value-type="string">
            <text:p>LPCXPRESSO</text:p>
          </table:table-cell>
          <table:table-cell office:value-type="string">
            <text:p>2X PIN_ARRAY 27X1</text:p>
          </table:table-cell>
          <table:table-cell office:value-type="string">
            <text:p>SAM1213-27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AM1213-27-ND</text:p>
          </table:table-cell>
          <table:table-cell/>
        </table:table-row>
        <table:table-row table:style-name="ro2">
          <table:table-cell office:value-type="string">
            <text:p>J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9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0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1">
          <table:table-cell office:value-type="string">
            <text:p>J11</text:p>
          </table:table-cell>
          <table:table-cell office:value-type="string">
            <text:p>Pwr_in</text:p>
          </table:table-cell>
          <table:table-cell office:value-type="string">
            <text:p>Power Block</text:p>
          </table:table-cell>
          <table:table-cell office:value-type="string">
            <text:p>WM7855-ND</text:p>
          </table:table-cell>
          <table:table-cell office:value-type="string">
            <text:p>WM7847-ND</text:p>
          </table:table-cell>
        </table:table-row>
        <table:table-row table:style-name="ro2">
          <table:table-cell office:value-type="string">
            <text:p>J1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3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6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17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18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19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0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1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2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24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25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26</text:p>
          </table:table-cell>
          <table:table-cell office:value-type="string">
            <text:p>USB</text:p>
          </table:table-cell>
          <table:table-cell office:value-type="string">
            <text:p>USB_MICRO</text:p>
          </table:table-cell>
          <table:table-cell office:value-type="string">
            <text:p>609-4048-1-ND</text:p>
          </table:table-cell>
          <table:table-cell/>
        </table:table-row>
        <table:table-row table:style-name="ro2">
          <table:table-cell office:value-type="string">
            <text:p>J2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Q1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2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3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4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0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3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6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19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1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3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4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9</text:p>
          </table:table-cell>
          <table:table-cell office:value-type="string">
            <text:p>680r</text:p>
          </table:table-cell>
          <table:table-cell office:value-type="string">
            <text:p>SM0805</text:p>
          </table:table-cell>
          <table:table-cell office:value-type="string">
            <text:p>RHM680KCT-ND</text:p>
          </table:table-cell>
          <table:table-cell/>
        </table:table-row>
        <table:table-row table:style-name="ro2">
          <table:table-cell office:value-type="string">
            <text:p>R30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SW2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Th0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1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2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4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5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6</text:p>
          </table:table-cell>
          <table:table-cell office:value-type="string">
            <text:p>CONN_MICROSD</text:p>
          </table:table-cell>
          <table:table-cell office:value-type="string">
            <text:p>MICROSD</text:p>
          </table:table-cell>
          <table:table-cell office:value-type="string">
            <text:p>WM3974CT-ND</text:p>
          </table:table-cell>
          <table:table-cell/>
        </table:table-row>
        <table:table-row table:style-name="ro2">
          <table:table-cell office:value-type="string">
            <text:p>U7</text:p>
          </table:table-cell>
          <table:table-cell office:value-type="string">
            <text:p>LM7812CT</text:p>
          </table:table-cell>
          <table:table-cell office:value-type="string">
            <text:p>TO-220</text:p>
          </table:table-cell>
          <table:table-cell office:value-type="string">
            <text:p>LM7812CTFS-ND</text:p>
          </table:table-cell>
          <table:table-cell/>
        </table:table-row>
        <table:table-row table:style-name="ro2">
          <table:table-cell office:value-type="string">
            <text:p>U8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9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0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1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2</text:p>
          </table:table-cell>
          <table:table-cell office:value-type="string">
            <text:p>LM1117-3.3</text:p>
          </table:table-cell>
          <table:table-cell office:value-type="string">
            <text:p>SOT223</text:p>
          </table:table-cell>
          <table:table-cell office:value-type="string">
            <text:p>LM1117IMPX-3.3/NOPBCT-ND</text:p>
          </table:table-cell>
          <table:table-cell/>
        </table:table-row>
        <table:table-row table:style-name="ro2" table:number-rows-repeated="104845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 style:data-style-name="N2" text:time-value="0000-00-00T11:04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9T11:18:09</dc:date>
    <dc:creator>chris </dc:creator>
    <meta:generator>LibreOffice/4.0.2.2$Linux_X86_64 LibreOffice_project/400m0$Build-2</meta:generator>
    <meta:editing-duration>PT7M57S</meta:editing-duration>
    <meta:editing-cycles>9</meta:editing-cycles>
    <meta:document-statistic meta:table-count="1" meta:cell-count="452" meta:object-count="0"/>
  </office:meta>
</office:document-meta>
</file>